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Normale">
      <style:paragraph-properties fo:margin-left="4.995cm" fo:margin-right="0cm" fo:text-indent="1.249cm" style:auto-text-indent="false">
        <style:tab-stops/>
      </style:paragraph-properties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ubtitle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ubtitle"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style:text-underline-style="solid" style:text-underline-width="auto" style:text-underline-color="font-color" fo:font-weight="bold" officeooo:paragraph-rsid="00057233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275cm" fo:text-align="start" style:justify-single-word="false" fo:orphans="2" fo:widows="2" fo:background-color="transparent"/>
      <style:text-properties fo:font-variant="normal" fo:text-transform="none" fo:color="#ffffff" loext:opacity="100%" style:font-name="Calibri" fo:font-size="12pt" fo:letter-spacing="normal" fo:font-style="normal" style:text-underline-style="solid" style:text-underline-width="auto" style:text-underline-color="font-color" fo:font-weight="bold" officeooo:paragraph-rsid="00057233"/>
    </style:style>
    <style:style style:name="P8" style:family="paragraph" style:parent-style-name="Heading_20_1" style:master-page-name="MP0">
      <style:paragraph-properties style:page-number="auto" fo:break-before="pag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Paragrafo_20_elenco" style:list-style-name="L1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Paragrafo_20_elenco" style:list-style-name="L1">
      <style:text-properties fo:font-size="12pt" style:font-size-asian="12pt" style:font-size-complex="12pt"/>
    </style:style>
    <style:style style:name="P11" style:family="paragraph" style:parent-style-name="Paragrafo_20_elenco" style:list-style-name="L9"/>
    <style:style style:name="P12" style:family="paragraph" style:parent-style-name="Paragrafo_20_elenco" style:list-style-name="L10"/>
    <style:style style:name="P13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14" style:family="paragraph" style:parent-style-name="Standard" style:list-style-name="L8">
      <style:paragraph-properties fo:margin-top="0cm" fo:margin-bottom="0cm" style:contextual-spacing="false" fo:text-align="start" style:justify-single-word="false" fo:padding="0cm" fo:border="none" style:shadow="none" style:join-border="false"/>
      <style:text-properties style:font-name="Calibri" fo:font-size="12pt" fo:font-weight="normal" officeooo:paragraph-rsid="00016d17" style:font-name-asian="Quattrocento Sans" style:font-size-asian="12pt" style:font-weight-asian="normal" style:font-name-complex="Quattrocento Sans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2pt" officeooo:paragraph-rsid="00016d17" style:font-size-asian="12pt" style:font-size-complex="12pt"/>
    </style:style>
    <style:style style:name="P16" style:family="paragraph" style:parent-style-name="Standard" style:list-style-name="L8">
      <style:paragraph-properties fo:margin-top="0cm" fo:margin-bottom="0cm" style:contextual-spacing="false" fo:text-align="start" style:justify-single-word="false" fo:padding="0cm" fo:border="none" style:shadow="none" style:join-border="false"/>
      <style:text-properties fo:font-size="12pt" officeooo:paragraph-rsid="00016d17" style:font-size-asian="12pt" style:font-size-complex="12pt"/>
    </style:style>
    <style:style style:name="P17" style:family="paragraph" style:parent-style-name="Standard" style:list-style-name="L8">
      <style:paragraph-properties fo:text-align="start" style:justify-single-word="false"/>
      <style:text-properties fo:color="#ffffff" loext:opacity="100%" style:font-name="Calibri" fo:font-size="14pt" style:text-underline-style="none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016d17"/>
    </style:style>
    <style:style style:name="P19" style:family="paragraph" style:parent-style-name="Text_20_body" style:list-style-name="L2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fo:font-weight="normal" officeooo:paragraph-rsid="00057233"/>
    </style:style>
    <style:style style:name="P20" style:family="paragraph" style:parent-style-name="Text_20_body" style:list-style-name="L3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fo:font-weight="normal" officeooo:paragraph-rsid="00057233"/>
    </style:style>
    <style:style style:name="P21" style:family="paragraph" style:parent-style-name="Text_20_body" style:list-style-name="L4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fo:font-weight="normal" officeooo:paragraph-rsid="00057233"/>
    </style:style>
    <style:style style:name="P22" style:family="paragraph" style:parent-style-name="Text_20_body" style:list-style-name="L5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fo:font-weight="normal" officeooo:paragraph-rsid="00057233"/>
    </style:style>
    <style:style style:name="P23" style:family="paragraph" style:parent-style-name="Text_20_body" style:list-style-name="L6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Calibri" fo:font-size="12pt" fo:letter-spacing="normal" fo:font-style="normal" fo:font-weight="normal" officeooo:paragraph-rsid="00057233"/>
    </style:style>
    <style:style style:name="P24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275cm" fo:text-align="start" style:justify-single-word="false" fo:orphans="2" fo:widows="2" fo:background-color="transparent"/>
      <style:text-properties fo:font-variant="normal" fo:text-transform="none" fo:color="#ffffff" loext:opacity="100%" style:font-name="Calibri" fo:font-size="12pt" fo:letter-spacing="normal" fo:font-style="normal" style:text-underline-style="solid" style:text-underline-width="auto" style:text-underline-color="font-color" fo:font-weight="bold" officeooo:paragraph-rsid="00057233"/>
    </style:style>
    <style:style style:name="P25" style:family="paragraph" style:parent-style-name="Text_20_body" style:list-style-name="L7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Arial" fo:font-size="12pt" fo:letter-spacing="normal" fo:font-style="normal" fo:font-weight="normal" officeooo:paragraph-rsid="00057233"/>
    </style:style>
    <style:style style:name="T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name-asian="Quattrocento Sans" style:font-size-asian="14pt" style:font-weight-asian="bold" style:font-name-complex="Quattrocento Sans" style:font-size-complex="14pt" style:font-weight-complex="bold"/>
    </style:style>
    <style:style style:name="T3" style:family="text">
      <style:text-properties style:font-name="Calibri" fo:font-weight="normal" style:font-name-asian="Quattrocento Sans" style:font-weight-asian="normal" style:font-name-complex="Quattrocento Sans" style:font-weight-complex="normal"/>
    </style:style>
    <style:style style:name="T4" style:family="text">
      <style:text-properties style:font-name="Calibri" fo:font-weight="normal" officeooo:rsid="00016d17" style:font-name-asian="Quattrocento Sans" style:font-weight-asian="normal" style:font-name-complex="Quattrocento Sans" style:font-weight-complex="normal"/>
    </style:style>
    <style:style style:name="T5" style:family="text">
      <style:text-properties style:font-name="Calibri" fo:font-weight="bold" style:font-size-asian="12pt" style:font-size-complex="12pt"/>
    </style:style>
    <style:style style:name="T6" style:family="text">
      <style:text-properties style:font-name="Calibri" style:font-size-asian="12pt" style:font-size-complex="12pt"/>
    </style:style>
    <style:style style:name="T7" style:family="text">
      <style:text-properties fo:color="#ffffff" loext:opacity="100%" style:font-name="Calibri" fo:font-size="14pt" style:text-underline-style="none" fo:font-weight="bold" style:font-name-asian="Quattrocento Sans" style:font-size-asian="14pt" style:font-weight-asian="bold" style:font-name-complex="Quattrocento Sans" style:font-size-complex="14pt" style:font-weight-complex="bold"/>
    </style:style>
    <style:style style:name="T8" style:family="text">
      <style:text-properties fo:color="#ffffff" loext:opacity="100%" style:font-name="Calibri" style:font-name-asian="Quattrocento Sans" style:font-name-complex="Quattrocento Sans"/>
    </style:style>
    <style:style style:name="T9" style:family="text">
      <style:text-properties fo:color="#ffffff" loext:opacity="100%" style:font-name="Calibri" officeooo:rsid="00016d17" style:font-name-asian="Quattrocento Sans" style:font-name-complex="Quattrocento Sans"/>
    </style:style>
    <style:style style:name="T10" style:family="text">
      <style:text-properties fo:font-weight="bold"/>
    </style:style>
    <style:style style:name="T11" style:family="text">
      <style:text-properties fo:font-weight="bold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aaf9b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 text:c="10"/>GESTIONE DI UNA SCUDERIA DI FORMULA 1</text:h>
      <text:p text:style-name="P1"/>
      <text:p text:style-name="P2">Analisi dei Requisiti</text:p>
      <text:list text:style-name="L1">
        <text:list-item>
          <text:p text:style-name="P9">Scopo:</text:p>
          <text:list>
            <text:list-item>
              <text:p text:style-name="P10">Gestione di una scuderia di Formula 1.</text:p>
            </text:list-item>
          </text:list>
        </text:list-item>
      </text:list>
      <text:p text:style-name="Normale"><text:span text:style-name="Car._20_predefinito_20_paragrafo"><text:span text:style-name="T1">REQUISITI:</text:span></text:span></text:p>
      <text:p text:style-name="P6">Meccanico:</text:p>
      <text:list text:style-name="L2">
        <text:list-item>
          <text:p text:style-name="P19"><text:span text:style-name="T10">[R1] </text:span>Il sistema deve permettere di aggiungere il numero di serie MSN.</text:p>
        </text:list-item>
        <text:list-item>
          <text:p text:style-name="P19"><text:span text:style-name="T11">[R2] </text:span><text:span text:style-name="T13">Il sistema deve permettere di aggiungere e rimuovere i componenti utilizzati sulla vettura, e nel caso </text:span>comunicarne <text:span text:style-name="T13">la sostituzione.</text:span></text:p>
        </text:list-item>
        <text:list-item>
          <text:p text:style-name="P19"><text:span text:style-name="T11">[R3] </text:span><text:span text:style-name="T13">Il sistema deve permettere di creare una richiesta per sostituzione di un componente</text:span></text:p>
        </text:list-item>
        <text:list-item>
          <text:p text:style-name="P19"><text:span text:style-name="T11">[R4] </text:span><text:span text:style-name="T13">Il sistema deve permettere di visualizzare lo stato di deterioramento dei componenti in ogni momento.</text:span></text:p>
        </text:list-item>
        <text:list-item>
          <text:p text:style-name="P19"><text:span text:style-name="T11">[R5] </text:span><text:span text:style-name="T13">Il sistema deve permettere la visualizzazione del tempo dei pit stop, per dedurne un andamento.</text:span></text:p>
        </text:list-item>
      </text:list>
      <text:p text:style-name="P7">Vettura:</text:p>
      <text:list text:style-name="L3">
        <text:list-item>
          <text:p text:style-name="P20"><text:span text:style-name="T10">[R1] </text:span>Il sistema deve analizzare i dati, relativi all’usura dei componenti, ottenuti dai sensori montati sulla vettura al momento dell’assemblaggio e comunicare al meccanico di competenza la sostituzione.</text:p>
        </text:list-item>
        <text:list-item>
          <text:p text:style-name="P20"><text:span text:style-name="T10">[R2] </text:span>Il sistema deve permettere la memorizzazione dei tempi relativi a ogni settore, e calcolare il tempo del giro.</text:p>
        </text:list-item>
      </text:list>
      <text:p text:style-name="P7">Stratega:</text:p>
      <text:list text:style-name="L4">
        <text:list-item>
          <text:p text:style-name="P21"><text:span text:style-name="T10">[R1] </text:span>Il sistema deve permettere di visualizzare il tempo impiegato in ogni settore allo stratega e deve, con i dati analizzati, consigliare una possibile strategia.</text:p>
        </text:list-item>
        <text:list-item>
          <text:p text:style-name="P21"><text:span text:style-name="T12">[R2]</text:span> Il sistema deve permettere di calcolare e visualizzare lo stato di usura dei componenti.</text:p>
        </text:list-item>
      </text:list>
      <text:p text:style-name="P7">Piloti:</text:p>
      <text:list text:style-name="L5">
        <text:list-item>
          <text:p text:style-name="P22"><text:span text:style-name="T10">[R1] </text:span>Il sistema deve permettere di associare a una vettura <text:span text:style-name="T14">un pilota</text:span>.</text:p>
        </text:list-item>
        <text:list-item>
          <text:p text:style-name="P22"><text:span text:style-name="T11">[R2] </text:span><text:span text:style-name="T13">Il sistema deve permettere in qualunque momento l’eventuale eliminazione di ogni singolo pilota IN GARA, senza specificare il motivo. I piloti non devono visualizzare nulla sul display del volante. La vettura non deve essere eliminata dal sistema.</text:span></text:p>
        </text:list-item>
      </text:list>
      <text:p text:style-name="P7">Magazziniere:</text:p>
      <text:list text:style-name="L6">
        <text:list-item>
          <text:p text:style-name="P23"><text:span text:style-name="T10">[R1] </text:span>Il sistema deve permettere di visualizzare l’elenco di richieste e di rimuoverle una volta soddisfatte.</text:p>
        </text:list-item>
        <text:list-item>
          <text:p text:style-name="P23"><text:span text:style-name="T10">[R2] </text:span>Il sistema deve permettere l’aggiornamento dello stato e dell’usura dei componenti.</text:p>
        </text:list-item>
      </text:list>
      <text:list text:style-name="L7">
        <text:list-item>
          <text:p text:style-name="P25"><text:span text:style-name="Car._20_predefinito_20_paragrafo"><text:span text:style-name="T5">[R3] </text:span></text:span><text:span text:style-name="Car._20_predefinito_20_paragrafo"><text:span text:style-name="T6">Il sistema deve permettere di monitorare la quantità dei componenti in magazzino.</text:span></text:span></text:p>
        </text:list-item>
      </text:list>
      <text:p text:style-name="P5"/>
      <text:p text:style-name="P5"><text:soft-page-break/></text:p>
      <text:p text:style-name="P5">REQUISITI NON FUNZIONALI</text:p>
      <text:p text:style-name="P5">REQUISITI DI PRODOTTO</text:p>
      <text:list text:style-name="L8">
        <text:list-item>
          <text:p text:style-name="P15"><text:span text:style-name="T8">L’applicazione deve fornire un'interfaccia grafica chiara per ogni tipo di utente. Deve, inoltre, essere realizzata tenendo conto del</text:span><text:span text:style-name="T9">la mansione dell’operatore</text:span><text:span text:style-name="T8">.</text:span></text:p>
          <text:list>
            <text:list-header>
              <text:p text:style-name="P17"><text:s text:c="35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T7"><text:s text:c="9"/></text:span><text:span text:style-name="T2">REQUISITI ORGANIZZATIVI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14">Creazione di un database per la persistenza dei dati utili per l’applicazione.</text:p>
        </text:list-item>
        <text:list-item>
          <text:p text:style-name="P16"><text:span text:style-name="T3">La data di consegna è fissata per </text:span><text:span text:style-name="T4">fine febbraio </text:span><text:span text:style-name="T3">202</text:span><text:span text:style-name="T4">5</text:span><text:span text:style-name="T3">.</text:span></text:p>
        </text:list-item>
        <text:list-item>
          <text:p text:style-name="P14">Il progetto deve essere realizzato usando come linguaggio di programmazione principale JavaSE 8 e SQL per l’interfacciamento con il database.</text:p>
        </text:list-item>
        <text:list-item>
          <text:p text:style-name="P14">Come database deve essere utilizzato MySQL 8.</text:p>
        </text:list-item>
      </text:list>
      <text:p text:style-name="P3"/>
      <text:p text:style-name="P4"/>
      <text:p text:style-name="P4">ATTORI</text:p>
      <text:p text:style-name="Normale">Gli attori coinvolti all’utilizzo del sistema sono: </text:p>
      <text:list text:style-name="L9">
        <text:list-item>
          <text:p text:style-name="P11">TEAM PRINCIPAL</text:p>
        </text:list-item>
        <text:list-item>
          <text:p text:style-name="P11">PILOTA</text:p>
        </text:list-item>
        <text:list-item>
          <text:p text:style-name="P11">INGEGNERI DI PISTA</text:p>
        </text:list-item>
        <text:list-item>
          <text:p text:style-name="P11">RESPONSABILE MECCANICI</text:p>
        </text:list-item>
        <text:list-item>
          <text:p text:style-name="P11">RESPONSABILE LOGISTICA</text:p>
        </text:list-item>
        <text:list-item>
          <text:p text:style-name="P11">RESPONSABILE MERCHANDISING</text:p>
        </text:list-item>
      </text:list>
      <text:p text:style-name="Normale"/>
      <text:p text:style-name="P4">STAKEHOLDER</text:p>
      <text:list text:style-name="L10">
        <text:list-item>
          <text:p text:style-name="P12">CLIENTE</text:p>
        </text:list-item>
        <text:list-item>
          <text:p text:style-name="P12">PILOTA</text:p>
        </text:list-item>
        <text:list-item>
          <text:p text:style-name="P12">INGEGNERI</text:p>
        </text:list-item>
        <text:list-item>
          <text:p text:style-name="P12">RESPONSABILE STRATEGIA</text:p>
        </text:list-item>
        <text:list-item>
          <text:p text:style-name="P12">CASA AUTOMOBILISTICA</text:p>
        </text:list-item>
      </text:list>
      <text:p text:style-name="Paragrafo_20_elenco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hyphenation-ladder-count="no-limit"/>
      <style:text-properties fo:color="#5a5a5a" loext:opacity="100%" style:font-name="Calibri" fo:font-family="Calibri" style:font-family-generic="swiss" style:font-pitch="variable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Sottotitolo_20_Carattere" style:display-name="Sottotitolo Carattere" style:family="text" style:parent-style-name="Car._20_predefinito_20_paragrafo">
      <style:text-properties fo:color="#5a5a5a" loext:opacity="100%" style:font-name="Calibri" fo:font-family="Calibri" style:font-family-generic="swiss" style:font-pitch="variable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title/>
    <dc:description/>
    <dc:subject/>
    <meta:initial-creator>Matteo Morello</meta:initial-creator>
    <meta:creation-date>2023-12-02T15:47:00Z</meta:creation-date>
    <dc:date>2025-02-13T23:47:31.257000000</dc:date>
    <meta:editing-cycles>10</meta:editing-cycles>
    <meta:editing-duration>PT5H34M23S</meta:editing-duration>
    <meta:document-statistic meta:table-count="0" meta:image-count="0" meta:object-count="0" meta:page-count="2" meta:paragraph-count="47" meta:word-count="419" meta:character-count="2711" meta:non-whitespace-character-count="2317"/>
    <meta:template xlink:type="simple" xlink:actuate="onRequest" xlink:title="" xlink:href="Normal"/>
  </office:meta>
</office:document-meta>
</file>